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00000035204F93272DC7FA6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2.719cm" draw:z-index="0"><draw:image xlink:href="Pictures/10000000000004700000035204F93272DC7FA6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21:39:16.339000000</meta:creation-date>
    <dc:date>2024-05-24T21:57:48.633000000</dc:date>
    <meta:editing-duration>PT8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2.2$Windows_X86_64 LibreOffice_project/8a45595d069ef5570103caea1b71cc9d82b2aae4</meta:generator>
  </office:meta>
</office:document-meta>
</file>